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6a3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Q-1. Write An SQL Query To Fetch “FIRST_NAME” From Worker Table Using The Alias Name As &lt;WORKER_NAME&gt;.*/</text:p>
      <text:p text:style-name="P1">-- SELECT FIRST_NAME AS WORKER_NAME FROM Worker;</text:p>
      <text:p text:style-name="P1"/>
      <text:p text:style-name="P1"/>
      <text:p text:style-name="P1">/*Q-2. Write An SQL Query To Fetch “FIRST_NAME” From Worker Table In Upper Case.*/</text:p>
      <text:p text:style-name="P1">-- SELECT upper(FIRST_NAME) FROM Worker;</text:p>
      <text:p text:style-name="P1"/>
      <text:p text:style-name="P1">/*Q-3. Write An SQL Query To Fetch Unique Values Of DEPARTMENT From Worker Table.*/</text:p>
      <text:p text:style-name="P1">-- SELECT DISTINCT DEPARTMENT FROM Worker;</text:p>
      <text:p text:style-name="P1"/>
      <text:p text:style-name="P1">/*Q.4. Write An SQL Query To Print The First Three Characters Of <text:s/>FIRST_NAME From Worker Table.--*/</text:p>
      <text:p text:style-name="P1">-- SELECT substring(FIRST_NAME,1,3) FROM Worker;</text:p>
      <text:p text:style-name="P1"/>
      <text:p text:style-name="P1">-- Q-5. Write An SQL Query To Find The Position Of The Alphabet (‘A’) In The First Name Column ‘Amitabh’ From Worker Table.</text:p>
      <text:p text:style-name="P1">-- SELECT INSTR(FIRST_NAME, BINARY'a') FROM Worker WHERE FIRST_NAME = 'Amitabh';</text:p>
      <text:p text:style-name="P1"/>
      <text:p text:style-name="P1">-- Q-6. Write An SQL Query To Print The FIRST_NAME From Worker Table After Removing White Spaces From The Right Side.</text:p>
      <text:p text:style-name="P1">-- SELECT RTRIM(FIRST_NAME) FROM Worker;</text:p>
      <text:p text:style-name="P1"/>
      <text:p text:style-name="P1">-- Q-7. Write An SQL Query To Print The DEPARTMENT From Worker Table After Removing White Spaces From The Left Side.</text:p>
      <text:p text:style-name="P1">-- SELECT LTRIM(DEPARTMENT) FROM Worker;</text:p>
      <text:p text:style-name="P1"/>
      <text:p text:style-name="P1">-- Q-8. Write An SQL Query That Fetches The Unique Values Of DEPARTMENT From Worker Table And Prints Its Length.</text:p>
      <text:p text:style-name="P1">-- SELECT DISTINCT LENGTH(DEPARTMENT) FROM Worker;</text:p>
      <text:p text:style-name="P1"/>
      <text:p text:style-name="P1">-- Q-9. Write An SQL Query To Print The FIRST_NAME From Worker Table After Replacing ‘a’ With ‘A’.</text:p>
      <text:p text:style-name="P1">-- SELECT REPLACE(FIRST_NAME, 'a', 'A') FROM Worker;</text:p>
      <text:p text:style-name="P1"/>
      <text:p text:style-name="P1">-- Q-10. Write An SQL Query To Print The FIRST_NAME And LAST_NAME From Worker Table Into A Single Column COMPLETE_NAME. A Space Char Should Separate Them.</text:p>
      <text:p text:style-name="P1">-- SELECT CONCAT_WS(' ', FIRST_NAME, LAST_NAME) AS COMPLETE_NAME FROM Worker;</text:p>
      <text:p text:style-name="P1"/>
      <text:p text:style-name="P1">-- Q-11. Write An SQL Query To Print All Worker Details From The Worker Table Order By FIRST_NAME Ascending.</text:p>
      <text:p text:style-name="P1">-- SELECT * FROM Worker ORDER BY FIRST_NAME ASC;</text:p>
      <text:p text:style-name="P1"/>
      <text:p text:style-name="P1">-- Q-12. Write An SQL Query To Print All Worker Details From The Worker Table Order By FIRST_NAME Ascending And DEPARTMENT Descending.</text:p>
      <text:p text:style-name="P1">-- SELECT * FROM Worker ORDER BY FIRST_NAME ASC, DEPARTMENT DESC;</text:p>
      <text:p text:style-name="P1"/>
      <text:p text:style-name="P1">-- Q-13. Write An SQL Query To Print Details For Workers With The First Name As “Vipul” And “Satish” From Worker Table.</text:p>
      <text:p text:style-name="P1">-- SELECT * FROM Worker WHERE FIRST_NAME IN ('Vipul', 'Statis');</text:p>
      <text:p text:style-name="P1"><text:soft-page-break/></text:p>
      <text:p text:style-name="P1">-- Q-14. Write An SQL Query To Print Details Of Workers Excluding First Names, “Vipul” And “Satish” From Worker Table.</text:p>
      <text:p text:style-name="P1">-- SELECT * FROM Worker WHERE FIRST_NAME NOT IN ('Vipul', 'Statis');</text:p>
      <text:p text:style-name="P1"/>
      <text:p text:style-name="P1">-- Q-15. Write An SQL Query To Print Details Of Workers With DEPARTMENT Name As “Admin”.</text:p>
      <text:p text:style-name="P1">-- SELECT * FROM Worker WHERE DEPARTMENT = 'Admin';</text:p>
      <text:p text:style-name="P1"/>
      <text:p text:style-name="P1">-- Q-16. Write An SQL Query To Print Details Of The Workers Whose FIRST_NAME Contains ‘A’.</text:p>
      <text:p text:style-name="P1">-- SELECT * FROM Worker WHERE FIRST_NAME LIKE '%a%';</text:p>
      <text:p text:style-name="P1"/>
      <text:p text:style-name="P1">-- Q-17. Write An SQL Query To Print Details Of The Workers Whose FIRST_NAME Ends With ‘A’.</text:p>
      <text:p text:style-name="P1">-- SELECT * FROM Worker WHERE FIRST_NAME LIKE '%a';</text:p>
      <text:p text:style-name="P1"/>
      <text:p text:style-name="P1">-- Q-18. Write An SQL Query To Print Details Of The Workers Whose FIRST_NAME Ends With ‘H’ And Contains Six Alphabets.</text:p>
      <text:p text:style-name="P1">-- SELECT * FROM Worker WHERE FIRST_NAME LIKE '%h' AND LENGTH(FIRST_NAME) = 6;</text:p>
      <text:p text:style-name="P1"/>
      <text:p text:style-name="P1">-- Q-19. Write An SQL Query To Print Details Of The Workers Whose SALARY Lies Between 100000 And 500000.</text:p>
      <text:p text:style-name="P1">-- SELECT * FROM Worker WHERE SALARY BETWEEN 100000 AND 500000;</text:p>
      <text:p text:style-name="P1"/>
      <text:p text:style-name="P1">-- Q-20. Write An SQL Query To Print Details Of The Workers Who Have Joined In Feb’2014.</text:p>
      <text:p text:style-name="P1">-- SELECT * FROM Worker WHERE JOINING_DATE LIKE '%2014-02%';</text:p>
      <text:p text:style-name="P1"/>
      <text:p text:style-name="P1">-- Q-21. Write An SQL Query To Fetch The Count Of Employees Working In The Department ‘Admin’.</text:p>
      <text:p text:style-name="P1">-- SELECT COUNT(*) FROM Worker WHERE DEPARTMENT LIKE '%Admin%';</text:p>
      <text:p text:style-name="P1"/>
      <text:p text:style-name="P1">-- Q-22. Write An SQL Query To Fetch Worker Names With Salaries &gt;= 50000 And &lt;= 100000.</text:p>
      <text:p text:style-name="P1">-- SELECT CONCAT_WS(' ', FIRST_NAME, LAST_NAME) AS WorkerNames FROM Worker WHERE SALARY BETWEEN 50000 AND 100000;</text:p>
      <text:p text:style-name="P1"/>
      <text:p text:style-name="P1">-- Q-23. Write An SQL Query To Fetch The No. Of Workers For Each Department In The Descending Order.</text:p>
      <text:p text:style-name="P1">-- SELECT DEPARTMENT, COUNT(WORKER_ID) AS NoOfWorkers FROM Worker GROUP BY DEPARTMENT ORDER BY NoOfWorkers DESC;</text:p>
      <text:p text:style-name="P1"/>
      <text:p text:style-name="P1">-- Q-24. Write An SQL Query To Print Details Of The Workers Who Are Also Managers.</text:p>
      <text:p text:style-name="P1">-- SELECT * FROM Worker AS w INNER JOIN Title AS t ON w.WORKER_ID = t.WORKER_REF_ID WHERE t.WORKER_TITLE LIKE '%Manager%';</text:p>
      <text:p text:style-name="P1"/>
      <text:p text:style-name="P1">-- Q-25. Write An SQL Query To Fetch Duplicate Records Having Matching Data In Some Fields Of A Table.</text:p>
      <text:p text:style-name="P1">-- SELECT DEPARTMENT, COUNT(*) FROM Worker GROUP BY DEPARTMENT;</text:p>
      <text:p text:style-name="P1"/>
      <text:p text:style-name="P1">-- Q-26. Write An SQL Query To Show Only Odd Rows From A Table.</text:p>
      <text:p text:style-name="P1">-- SELECT * FROM Worker WHERE MOD (WORKER_ID, 2) != 0;</text:p>
      <text:p text:style-name="P1"><text:soft-page-break/></text:p>
      <text:p text:style-name="P1">-- Q-27. Write An SQL Query To Show Only Even Rows From A Table.</text:p>
      <text:p text:style-name="P1">-- SELECT * FROM Worker WHERE MOD (WORKER_ID, 2) = 0;</text:p>
      <text:p text:style-name="P1"/>
      <text:p text:style-name="P1">-- Q-28. Write An SQL Query To Clone A New Table From Another Table.</text:p>
      <text:p text:style-name="P1">-- CREATE TABLE TitleNew AS SELECT * FROM Title;</text:p>
      <text:p text:style-name="P1"/>
      <text:p text:style-name="P1">-- Q-29. Write An SQL Query To Fetch Intersecting Records Of Two Tables.</text:p>
      <text:p text:style-name="P1">-- SELECT * FROM Title UNION ALL SELECT * FROM TitleNew;</text:p>
      <text:p text:style-name="P1"/>
      <text:p text:style-name="P1">-- Q-30. Write An SQL Query To Show Records From One Table That Another Table Does Not Have.</text:p>
      <text:p text:style-name="P1">-- SELECT * FROM Worker AS w LEFT JOIN Bonus AS b ON w.WORKER_ID = b.WORKER_REF_ID WHERE b.WORKER_REF_ID IS NULL;</text:p>
      <text:p text:style-name="P1"/>
      <text:p text:style-name="P1">-- Q-31. Write An SQL Query To Show The Current Date And Time.</text:p>
      <text:p text:style-name="P1">-- SELECT NOW();</text:p>
      <text:p text:style-name="P1"/>
      <text:p text:style-name="P1">-- Q-32. Write An SQL Query To Show The Top N (Say 10) Records Of A Table.</text:p>
      <text:p text:style-name="P1">-- SELECT * FROM Worker ORDER BY SALARY DESC LIMIT 10;</text:p>
      <text:p text:style-name="P1"/>
      <text:p text:style-name="P1">-- Q-33. Write An SQL Query To Determine The Nth (Say N=5) Highest Salary From A Table.</text:p>
      <text:p text:style-name="P1">-- SELECT SALARY FROM Worker ORDER BY SALARY DESC LIMIT 5;</text:p>
      <text:p text:style-name="P1"/>
      <text:p text:style-name="P1">-- Q-34. Write An SQL Query To Determine The 5th Highest Salary Without Using TOP Or Limit Method.</text:p>
      <text:p text:style-name="P1">-- SELECT * FROM Worker ORDER BY SALARY DESC LIMIT 4, 1;</text:p>
      <text:p text:style-name="P1"/>
      <text:p text:style-name="P1">-- Q-35. Write An SQL Query To Fetch The List Of Employees With The Same Salary.</text:p>
      <text:p text:style-name="P1">-- SELECT DISTINCT w.WORKER_ID, w.FIRST_NAME, w.Salary FROM Worker w, Worker w1 WHERE w.Salary = w1.Salary AND w.WORKER_ID != w1.WORKER_ID;</text:p>
      <text:p text:style-name="P1"/>
      <text:p text:style-name="P1">-- Q-36. Write An SQL Query To Show The Second Highest Salary From A Table.</text:p>
      <text:p text:style-name="P1">-- SELECT MAX(SALARY) FROM Worker WHERE SALARY &lt; (SELECT MAX(SALARY) FROM Worker);</text:p>
      <text:p text:style-name="P1"/>
      <text:p text:style-name="P1">-- Q-37. Write An SQL Query To Show One Row Twice In Results From A Table.</text:p>
      <text:p text:style-name="P1">-- SELECT * FROM Title UNION ALL SELECT * FROM TitleNew;</text:p>
      <text:p text:style-name="P1"/>
      <text:p text:style-name="P1">-- Q-38. Write An SQL Query To Fetch Intersecting Records Of Two Tables.</text:p>
      <text:p text:style-name="P1">-- SELECT DISTINCT * FROM Bonus as b INNER JOIN Worker AS w WHERE b.WORKER_REF_ID = w.WORKER_ID;</text:p>
      <text:p text:style-name="P1"/>
      <text:p text:style-name="P1">-- Q-39. Write An SQL Query To Fetch The First 50% Records From A Table.</text:p>
      <text:p text:style-name="P1">-- SELECT * FROM Title WHERE WORKER_REF_ID &lt;= (SELECT COUNT(WORKER_REF_ID)/2 FROM Title);</text:p>
      <text:p text:style-name="P1"/>
      <text:p text:style-name="P1">-- Q-40. Write An SQL Query To Fetch The Departments That Have Less Than Five People In It.</text:p>
      <text:p text:style-name="P1">-- SELECT DEPARTMENT, COUNT(WORKER_ID) FROM Worker GROUP BY DEPARTMENT HAVING COUNT(WORKER_ID) &lt; 5;</text:p>
      <text:p text:style-name="P1"/>
      <text:p text:style-name="P1"><text:soft-page-break/>-- Q-41. Write An SQL Query To Show All Departments Along With The Number Of People In There.</text:p>
      <text:p text:style-name="P1">-- SELECT DEPARTMENT, COUNT(WORKER_ID) FROM Worker GROUP BY DEPARTMENT;</text:p>
      <text:p text:style-name="P1"/>
      <text:p text:style-name="P1">-- Q-42. Write An SQL Query To Show The Last Record From A Table.</text:p>
      <text:p text:style-name="P1">-- SELECT * FROM Worker ORDER BY WORKER_ID DESC LIMIT 1;</text:p>
      <text:p text:style-name="P1"/>
      <text:p text:style-name="P1">-- Q-43. Write An SQL Query To Fetch The First Row Of A Table.</text:p>
      <text:p text:style-name="P1">-- SELECT * FROM Worker ORDER BY WORKER_ID ASC LIMIT 1;</text:p>
      <text:p text:style-name="P1"/>
      <text:p text:style-name="P1">-- Q-44. Write An SQL Query To Fetch The Last Five Records From A Table.</text:p>
      <text:p text:style-name="P1">-- SELECT * FROM Worker ORDER BY WORKER_ID DESC LIMIT 5;</text:p>
      <text:p text:style-name="P1"/>
      <text:p text:style-name="P1">-- Q-45. Write An SQL Query To Print The Name Of Employees Having The Highest Salary In Each Department.</text:p>
      <text:p text:style-name="P1">-- SELECT MAX(SALARY), DEPARTMENT, CONCAT_WS('' ,FIRST_NAME, LAST_NAME) AS NameOfEmployees FROM Worker GROUP BY DEPARTMENT;</text:p>
      <text:p text:style-name="P1"/>
      <text:p text:style-name="P1">-- Q-46. Write An SQL Query To Fetch Three Max Salaries From A Table.</text:p>
      <text:p text:style-name="P1">-- SELECT SALARY, CONCAT_WS('' ,FIRST_NAME, LAST_NAME) AS NameOfEmployees FROM Worker ORDER BY SALARY DESC LIMIT 3;</text:p>
      <text:p text:style-name="P1"/>
      <text:p text:style-name="P1">-- Q-47. Write An SQL Query To Fetch Three Min Salaries From A Table.</text:p>
      <text:p text:style-name="P1">-- SELECT * FROM Worker ORDER BY SALARY ASC LIMIT 3;</text:p>
      <text:p text:style-name="P1"/>
      <text:p text:style-name="P1">-- Q-48. Write An SQL Query To Fetch Nth Max Salaries From A Table.</text:p>
      <text:p text:style-name="P1">-- SELECT * FROM Worker ORDER BY SALARY DESC LIMIT n;</text:p>
      <text:p text:style-name="P1"/>
      <text:p text:style-name="P1">-- Q-49. Write An SQL Query To Fetch Departments Along With The Total Salaries Paid For Each Of Them.</text:p>
      <text:p text:style-name="P1">-- SELECT DEPARTMENT, SUM(SALARY) FROM Worker GROUP BY DEPARTMENT;</text:p>
      <text:p text:style-name="P1"/>
      <text:p text:style-name="P1">-- Q-50. Write An SQL Query To Fetch The Names Of Workers Who Earn The Highest Salary.</text:p>
      <text:p text:style-name="P1">-- SELECT CONCAT_WS(' ', FIRST_NAME, LAST_NAME) AS NameOfWorkers, SALARY, DEPARTMENT FROM Worker WHERE SALARY = (SELECT MAX(SALARY) FROM Worker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5:08:29.813470240</meta:creation-date>
    <dc:date>2019-06-07T15:43:21.925626916</dc:date>
    <meta:editing-duration>PT4H29M58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4" meta:paragraph-count="100" meta:word-count="1398" meta:character-count="7996" meta:non-whitespace-character-count="6698"/>
  </office:meta>
</office:document-meta>
</file>